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5"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7"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8" style:family="paragraph" style:parent-style-name="Standard">
      <style:text-properties officeooo:rsid="00211e30" officeooo:paragraph-rsid="00211e30"/>
    </style:style>
    <style:style style:name="P9" style:family="paragraph" style:parent-style-name="Standard">
      <style:paragraph-properties fo:text-align="center" style:justify-single-word="false"/>
      <style:text-properties fo:font-size="14pt" fo:font-weight="bold" officeooo:rsid="0021ec76" officeooo:paragraph-rsid="0021ec76" style:font-size-asian="14pt" style:font-weight-asian="bold" style:font-size-complex="14pt" style:font-weight-complex="bold"/>
    </style:style>
    <style:style style:name="P10"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11" style:family="paragraph" style:parent-style-name="Standard">
      <style:text-properties officeooo:rsid="001c8f20" officeooo:paragraph-rsid="001e5f34"/>
    </style:style>
    <style:style style:name="P12" style:family="paragraph" style:parent-style-name="Standard">
      <style:text-properties officeooo:rsid="0021ec76" officeooo:paragraph-rsid="0021ec76"/>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fo:font-weight="bold" officeooo:rsid="001e5f34" style:font-weight-asian="bold" style:font-weight-complex="bold"/>
    </style:style>
    <style:style style:name="T4" style:family="text">
      <style:text-properties style:text-underline-style="none" fo:font-weight="bold" officeooo:rsid="0021ec76" style:font-weight-asian="bold" style:font-weight-complex="bold"/>
    </style:style>
    <style:style style:name="T5" style:family="text">
      <style:text-properties officeooo:rsid="00211e30"/>
    </style:style>
    <style:style style:name="T6" style:family="text">
      <style:text-properties officeooo:rsid="0021ec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mpte-rendu-à-temps</text:p>
      <text:p text:style-name="P3"/>
      <text:p text:style-name="P4"/>
      <text:p text:style-name="P7">Groupe B</text:p>
      <text:p text:style-name="P7">GARCIA Oscar</text:p>
      <text:p text:style-name="P7">BASTARD-DELAGE Samy</text:p>
      <text:p text:style-name="P7">MANGADO Mateo</text:p>
      <text:p text:style-name="P7"/>
      <text:p text:style-name="P1"/>
      <text:p text:style-name="P5">Du 26 au 29 : <text:span text:style-name="T3">1</text:span><text:span text:style-name="T2">ers</text:span><text:span text:style-name="T3"> pas</text:span></text:p>
      <text:p text:style-name="P5"/>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1"/>
      <text:p text:style-name="P6"><text:span text:style-name="T1">Les vacances</text:span> : <text:span text:style-name="T3">Premières réunions</text:span></text:p>
      <text:p text:style-name="P6"/>
      <text:p text:style-name="P2">-<text:span text:style-name="T5">Création branches Git</text:span></text:p>
      <text:p text:style-name="P2">-<text:span text:style-name="T5">Commencement du site</text:span></text:p>
      <text:p text:style-name="P2"/>
      <text:p text:style-name="P8">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8">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6"><text:span text:style-name="T6">Semaine du 7 novembre</text:span> : <text:span text:style-name="T4">Reprise</text:span></text:p>
      <text:p text:style-name="P6"/>
      <text:p text:style-name="P2">-<text:span text:style-name="T6">On profite de la séance TP pour se montrer ce qu’on a appris, on se pose des questions et on re-planifie la suite du travail !</text:span></text:p>
      <text:p text:style-name="P2">-<text:span text:style-name="T6">QLQN se charge donc de réunir tout le contenu</text:span></text:p>
      <text:p text:style-name="P2">-<text:span text:style-name="T6">Oscar avance sur la page Contact, Samy sur l’accueil et Mateo sur la présentation</text:span></text:p>
      <text:p text:style-name="P12">-Github rend le partage de documents et le suivi des avancées très très simple et plaisant !</text:p>
      <text:p text:style-name="P2"/>
      <text:p text:style-name="P6">Du 26 au 29 : <text:span text:style-name="T3">1</text:span><text:span text:style-name="T2">ers</text:span><text:span text:style-name="T3"> pas</text:span></text:p>
      <text:p text:style-name="P6"/>
      <text:p text:style-name="P2">-Répartition de travail</text:p>
      <text:p text:style-name="P2"/>
      <text:p text:style-name="P6">Du 26 au 29 : <text:span text:style-name="T3">1</text:span><text:span text:style-name="T2">ers</text:span><text:span text:style-name="T3"> pas</text:span></text:p>
      <text:p text:style-name="P6"/>
      <text:p text:style-name="P2">-Répartition de travai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1-08T11:39:14.353000000</dc:date>
    <meta:editing-duration>PT54M44S</meta:editing-duration>
    <meta:editing-cycles>4</meta:editing-cycles>
    <meta:generator>LibreOffice/7.2.7.2$Windows_X86_64 LibreOffice_project/8d71d29d553c0f7dcbfa38fbfda25ee34cce99a2</meta:generator>
    <meta:document-statistic meta:table-count="0" meta:image-count="0" meta:object-count="0" meta:page-count="1" meta:paragraph-count="24" meta:word-count="309" meta:character-count="1739" meta:non-whitespace-character-count="1454"/>
  </office:meta>
</office:document-meta>
</file>